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style style:name="P2" style:family="paragraph" style:parent-style-name="Standard">
      <style:text-properties style:text-position="0% 100%" style:font-name="Roboto Mono for Powerline" officeooo:rsid="0022a7da" officeooo:paragraph-rsid="0022a7da"/>
    </style:style>
    <style:style style:name="P3" style:family="paragraph" style:parent-style-name="Standard">
      <style:text-properties style:text-position="0% 100%" style:font-name="Roboto Mono for Powerline" fo:font-weight="bold" officeooo:rsid="0022a7da" officeooo:paragraph-rsid="0022a7da" style:font-weight-asian="bold" style:font-weight-complex="bold"/>
    </style:style>
    <style:style style:name="P4" style:family="paragraph" style:parent-style-name="Standard">
      <style:text-properties style:text-position="0% 100%" style:font-name="Roboto Mono for Powerline" fo:font-weight="bold" officeooo:rsid="00249fa2" officeooo:paragraph-rsid="00249fa2" style:font-weight-asian="bold" style:font-weight-complex="bold"/>
    </style:style>
    <style:style style:name="P5" style:family="paragraph" style:parent-style-name="Standard">
      <style:text-properties style:text-position="0% 100%" style:font-name="Roboto Mono for Powerline" officeooo:rsid="00249fa2" officeooo:paragraph-rsid="00249fa2"/>
    </style:style>
    <style:style style:name="P6" style:family="paragraph" style:parent-style-name="Standard">
      <style:text-properties style:text-position="0% 100%" style:font-name="Roboto Mono for Powerline" officeooo:rsid="00264e25" officeooo:paragraph-rsid="00264e25"/>
    </style:style>
    <style:style style:name="P7" style:family="paragraph" style:parent-style-name="Standard">
      <style:text-properties style:font-name="Roboto Mono for Powerline" officeooo:rsid="001914b1" officeooo:paragraph-rsid="001e53d0"/>
    </style:style>
    <style:style style:name="P8" style:family="paragraph" style:parent-style-name="Table_20_Contents">
      <style:paragraph-properties fo:text-align="center" style:justify-single-word="false"/>
      <style:text-properties style:font-name="Roboto Mono for Powerline" officeooo:rsid="0022a7da" officeooo:paragraph-rsid="0022a7da"/>
    </style:style>
    <style:style style:name="P9" style:family="paragraph" style:parent-style-name="Table_20_Contents">
      <style:paragraph-properties fo:text-align="center" style:justify-single-word="false"/>
      <style:text-properties style:font-name="Roboto Mono Medium for Powerline" officeooo:rsid="0022a7da" officeooo:paragraph-rsid="0022a7da"/>
    </style:style>
    <style:style style:name="P10" style:family="paragraph" style:parent-style-name="Standard">
      <style:text-properties style:text-position="0% 100%" style:font-name="Roboto Mono for Powerline" officeooo:rsid="00264e25" officeooo:paragraph-rsid="00264e25"/>
    </style:style>
    <style:style style:name="P11" style:family="paragraph" style:parent-style-name="Standard">
      <style:text-properties style:text-position="0% 100%" style:font-name="Roboto Mono for Powerline" officeooo:rsid="00264e25" officeooo:paragraph-rsid="00287048"/>
    </style:style>
    <style:style style:name="P12" style:family="paragraph" style:parent-style-name="Standard">
      <style:text-properties style:text-position="0% 100%" style:font-name="Roboto Mono for Powerline" officeooo:rsid="00287048" officeooo:paragraph-rsid="00287048"/>
    </style:style>
    <style:style style:name="P13" style:family="paragraph" style:parent-style-name="Standard">
      <style:text-properties style:text-position="0% 100%" style:font-name="Roboto Mono for Powerline" fo:font-weight="bold" officeooo:rsid="00249fa2" officeooo:paragraph-rsid="00249fa2" style:font-weight-asian="bold" style:font-weight-complex="bold"/>
    </style:style>
    <style:style style:name="P14" style:family="paragraph" style:parent-style-name="Standard">
      <style:text-properties style:text-position="0% 100%" style:font-name="Roboto Mono for Powerline" fo:font-weight="bold" officeooo:rsid="00249fa2" officeooo:paragraph-rsid="00287048" style:font-weight-asian="bold" style:font-weight-complex="bold"/>
    </style:style>
    <style:style style:name="P15" style:family="paragraph" style:parent-style-name="Standard">
      <style:text-properties style:text-position="0% 100%" style:font-name="Roboto Mono for Powerline" fo:font-weight="bold" officeooo:rsid="00295d04" officeooo:paragraph-rsid="00295d04" style:font-weight-asian="bold" style:font-weight-complex="bold"/>
    </style:style>
    <style:style style:name="P16" style:family="paragraph" style:parent-style-name="Standard">
      <style:text-properties style:text-position="0% 100%" style:font-name="Roboto Mono for Powerline" officeooo:rsid="00249fa2" officeooo:paragraph-rsid="00287048"/>
    </style:style>
    <style:style style:name="P17" style:family="paragraph" style:parent-style-name="Standard">
      <style:text-properties style:text-position="0% 100%" style:font-name="Roboto Mono for Powerline" officeooo:rsid="00249fa2" officeooo:paragraph-rsid="00295d04"/>
    </style:style>
    <style:style style:name="P18" style:family="paragraph" style:parent-style-name="Standard">
      <style:text-properties style:text-position="0% 100%" style:font-name="Roboto Mono for Powerline" officeooo:rsid="00295d04" officeooo:paragraph-rsid="00295d04"/>
    </style:style>
    <style:style style:name="T1" style:family="text">
      <style:text-properties officeooo:rsid="0022a7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a7da" style:font-weight-asian="bold" style:font-weight-complex="bold"/>
    </style:style>
    <style:style style:name="T4" style:family="text">
      <style:text-properties fo:font-weight="bold" officeooo:rsid="00287048" style:font-weight-asian="bold" style:font-weight-complex="bold"/>
    </style:style>
    <style:style style:name="T5" style:family="text">
      <style:text-properties fo:font-weight="bold" officeooo:rsid="00295d04" style:font-weight-asian="bold" style:font-weight-complex="bold"/>
    </style:style>
    <style:style style:name="T6" style:family="text">
      <style:text-properties style:font-name="Roboto Mono Medium for Powerline"/>
    </style:style>
    <style:style style:name="T7" style:family="text">
      <style:text-properties officeooo:rsid="0028704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7"><text:span text:style-name="T3">1</text:span><text:span text:style-name="T2">===</text:span></text:p>
        <table:table table:name="Table1" table:style-name="Table1">
          <table:table-column table:style-name="Table1.A"/>
          <table:table-column table:style-name="Table1.B"/>
          <table:table-row table:style-name="TableLine94102122423360">
            <table:table-cell table:style-name="Table1.A1" office:value-type="string">
              <text:p text:style-name="P9">chamada</text:p>
            </table:table-cell>
            <table:table-cell table:style-name="Table1.B1" office:value-type="string">
              <text:p text:style-name="P9">condição de parada</text:p>
            </table:table-cell>
          </table:table-row>
          <table:table-row table:style-name="TableLine94102122604592">
            <table:table-cell table:style-name="Table1.A2" office:value-type="string">
              <text:p text:style-name="P8">fat(n-1)</text:p>
            </table:table-cell>
            <table:table-cell table:style-name="Table1.B2" office:value-type="string">
              <text:p text:style-name="P8">n == 1</text:p>
            </table:table-cell>
          </table:table-row>
          <table:table-row table:style-name="TableLine94102122620880">
            <table:table-cell table:style-name="Table1.A2" office:value-type="string">
              <text:p text:style-name="P8">fib(n-1); fib(n-2)</text:p>
            </table:table-cell>
            <table:table-cell table:style-name="Table1.B2" office:value-type="string">
              <text:p text:style-name="P8">n == 0 || n == 1</text:p>
            </table:table-cell>
          </table:table-row>
        </table:table>
        <text:p text:style-name="P2"/>
        <text:p text:style-name="P2"/>
        <text:p text:style-name="P3">2===</text:p>
        <text:p text:style-name="P2">Porque há duas instruções <text:span text:style-name="T6">System.out.println(i)</text:span>: uma antes da chamada recursiva e outra depois.</text:p>
        <text:p text:style-name="P2"/>
        <text:p text:style-name="P3">3===</text:p>
        <text:p text:style-name="P2">int multiplicacao (int a, int b) {</text:p>
        <text:p text:style-name="P2"><text:tab/>int resp = 0;</text:p>
        <text:p text:style-name="P2"><text:tab/>if (b &gt; 0) {</text:p>
        <text:p text:style-name="P2"><text:tab/><text:tab/>resp = a + multiplicacao(a, b - 1);</text:p>
        <text:p text:style-name="P2"><text:tab/>}</text:p>
        <text:p text:style-name="P2"><text:tab/>return resp;</text:p>
        <text:p text:style-name="P2">}</text:p>
        <text:p text:style-name="P2"/>
        <text:p text:style-name="P2">void main (...) {</text:p>
        <text:p text:style-name="P2"><text:tab/>multiplicacao(5, 13);</text:p>
        <text:p text:style-name="P2">}</text:p>
        <text:p text:style-name="P2"/>
        <text:p text:style-name="P3">4===</text:p>
        <text:p text:style-name="P2">int maior (int vet[], int n) {</text:p>
        <text:p text:style-name="P2"><text:tab/>return maior (vet, n, 0);</text:p>
        <text:p text:style-name="P2">}</text:p>
        <text:p text:style-name="P2"/>
        <text:p text:style-name="P2">int maior (int vet[], int n, int i) {</text:p>
        <text:p text:style-name="P2"><text:tab/>int resp;</text:p>
        <text:p text:style-name="P2"><text:tab/>if (i == n – 1) {</text:p>
        <text:p text:style-name="P2"><text:tab/><text:tab/>resp = vet[n - 1];</text:p>
        <text:p text:style-name="P2"><text:tab/>} else {</text:p>
        <text:p text:style-name="P2"><text:tab/><text:tab/>resp = maior(vet, n, i + 1);</text:p>
        <text:p text:style-name="P2"/>
        <text:p text:style-name="P2"><text:tab/><text:tab/>if (resp &lt; vet[i]) {</text:p>
        <text:p text:style-name="P2"><text:tab/><text:tab/><text:tab/>resp = vet[i];</text:p>
        <text:p text:style-name="P2"><text:tab/><text:tab/>}</text:p>
        <text:p text:style-name="P2"><text:tab/>}</text:p>
        <text:p text:style-name="P2"><text:tab/>return resp;</text:p>
        <text:p text:style-name="P2">}</text:p>
        <text:p text:style-name="P2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4"><text:soft-page-break/>5===</text:p>
        <text:p text:style-name="P5">boolean isPalindromo(String s) {</text:p>
        <text:p text:style-name="P5"><text:tab/>return isPalindromo(s, 0);</text:p>
        <text:p text:style-name="P5">}</text:p>
        <text:p text:style-name="P5"/>
        <text:p text:style-name="P5">boolean isPalindromo(String s, int i) {</text:p>
        <text:p text:style-name="P5"><text:tab/>boolean resp;</text:p>
        <text:p text:style-name="P5"><text:tab/>if (i &gt;= s.length() / 2) {</text:p>
        <text:p text:style-name="P5"><text:tab/><text:tab/>resp = true;</text:p>
        <text:p text:style-name="P5"><text:tab/>} else if (s.charAt(i) != s.charAt(s.length() - 1 - <text:s/>i)) {</text:p>
        <text:p text:style-name="P5"><text:tab/><text:tab/>resp = false;</text:p>
        <text:p text:style-name="P5"><text:tab/>} else {</text:p>
        <text:p text:style-name="P5"><text:tab/><text:tab/>resp = isPalindromo(s, i + 1);</text:p>
        <text:p text:style-name="P5"><text:tab/>}</text:p>
        <text:p text:style-name="P5"><text:tab/>return resp;</text:p>
        <text:p text:style-name="P5">}</text:p>
        <text:p text:style-name="P5"/>
        <text:p text:style-name="P4">6===</text:p>
        <text:p text:style-name="P6">boolean isVowel(char c) {</text:p>
        <text:p text:style-name="P6"><text:tab/>return (c == ‘a’ || c == ‘e’ || c == ‘i’ ||</text:p>
        <text:p text:style-name="P6"><text:tab/><text:tab/> <text:s text:c="2"/>c == ‘o’ || c == ‘u’);</text:p>
        <text:p text:style-name="P6">}</text:p>
        <text:p text:style-name="P6"/>
        <text:p text:style-name="P6">int countVowels(String s, int i) <text:span text:style-name="T7">{</text:span></text:p>
        <text:p text:style-name="P12"><text:tab/>int count = 0;</text:p>
        <text:p text:style-name="P12"/>
        <text:p text:style-name="P12"><text:tab/>if (i &lt; s.length()) {</text:p>
        <text:p text:style-name="P12"><text:tab/><text:tab/>if (isVowel(s.charAt(i))) {</text:p>
        <text:p text:style-name="P12"><text:tab/><text:tab/><text:tab/>count++;</text:p>
        <text:p text:style-name="P12"><text:tab/><text:tab/>}</text:p>
        <text:p text:style-name="P12"><text:tab/>count += countVowels(s, i+1);</text:p>
        <text:p text:style-name="P12"><text:tab/>}</text:p>
        <text:p text:style-name="P12"><text:tab/>return count;</text:p>
        <text:p text:style-name="P12">}</text:p>
        <text:p text:style-name="P12"/>
        <text:p text:style-name="P12">void main(...) {</text:p>
        <text:p text:style-name="P12"><text:tab/>countVowels(s, 0);</text:p>
        <text:p text:style-name="P12">}</text:p>
        <text:p text:style-name="P12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6"><text:soft-page-break/><text:span text:style-name="T4">7</text:span><text:span text:style-name="T2">===</text:span></text:p>
        <text:p text:style-name="P11">boolean is<text:span text:style-name="T7">Lower</text:span>(char c) {</text:p>
        <text:p text:style-name="P11"><text:tab/>return (‘<text:span text:style-name="T7">a’ &lt;= c &amp;&amp; c &lt;= ‘z’)</text:span>;</text:p>
        <text:p text:style-name="P11">}</text:p>
        <text:p text:style-name="P11"/>
        <text:p text:style-name="P11">boolean isVowel(char c) {</text:p>
        <text:p text:style-name="P11"><text:tab/>return (c == ‘a’ || c == ‘e’ || c == ‘i’ ||</text:p>
        <text:p text:style-name="P11"><text:tab/><text:tab/> <text:s text:c="2"/>c == ‘o’ || c == ‘u’);</text:p>
        <text:p text:style-name="P11">}</text:p>
        <text:p text:style-name="P11"/>
        <text:p text:style-name="P11">int count<text:span text:style-name="T7">Chars</text:span>(String s, int i) <text:span text:style-name="T7">{</text:span></text:p>
        <text:p text:style-name="P12"><text:tab/>int count = 0;</text:p>
        <text:p text:style-name="P12"/>
        <text:p text:style-name="P12"><text:tab/>if (i &lt; s.length()) {</text:p>
        <text:p text:style-name="P12"><text:tab/><text:tab/>if (isLower(s.charAt(i)) &amp;&amp; !isVowel(s.charAt(i)) {</text:p>
        <text:p text:style-name="P12"><text:tab/><text:tab/><text:tab/>count++;</text:p>
        <text:p text:style-name="P12"><text:tab/><text:tab/>}</text:p>
        <text:p text:style-name="P12"><text:tab/>count += countChars(s, i+1);</text:p>
        <text:p text:style-name="P12"><text:tab/>}</text:p>
        <text:p text:style-name="P12"><text:tab/>return count;</text:p>
        <text:p text:style-name="P12">}</text:p>
        <text:p text:style-name="P12"/>
        <text:p text:style-name="P12">void main(...) {</text:p>
        <text:p text:style-name="P12"><text:tab/>countChars(s, 0);</text:p>
        <text:p text:style-name="P12">}</text:p>
        <text:p text:style-name="P12"/>
        <text:p text:style-name="P17"><text:span text:style-name="T5">8</text:span><text:span text:style-name="T2">===</text:span></text:p>
        <text:p text:style-name="P18">void insertionSort(int[] a, int n) {</text:p>
        <text:p text:style-name="P18"><text:s text:c="4"/>if (n &lt;= 1) {</text:p>
        <text:p text:style-name="P18"><text:s text:c="8"/>return;</text:p>
        <text:p text:style-name="P18"><text:s text:c="4"/>}</text:p>
        <text:p text:style-name="P18"/>
        <text:p text:style-name="P18"><text:s text:c="4"/>insertionSort(a, n-1);</text:p>
        <text:p text:style-name="P18"><text:s text:c="4"/>int m = a[n-1];</text:p>
        <text:p text:style-name="P18"><text:s text:c="4"/>int i = n - 2;</text:p>
        <text:p text:style-name="P18"/>
        <text:p text:style-name="P18"><text:s text:c="4"/>while (i &gt;= 0 &amp;&amp; a[i] &gt; m) {</text:p>
        <text:p text:style-name="P18"><text:s text:c="8"/>a[i+1] = a[i];</text:p>
        <text:p text:style-name="P18"><text:s text:c="8"/>i--;</text:p>
        <text:p text:style-name="P18"><text:s text:c="4"/>}</text:p>
        <text:p text:style-name="P18"/>
        <text:p text:style-name="P18"><text:s text:c="4"/>a[i+1]= m;</text:p>
        <text:p text:style-name="P18">}</text:p>
        <text:p text:style-name="P18"/>
        <text:p text:style-name="P18">void main(...) {</text:p>
        <text:p text:style-name="P18"><text:s text:c="4"/>int[] array = {...};</text:p>
        <text:p text:style-name="P18"><text:s text:c="4"/>insertionSort(array, array.length);</text:p>
        <text:p text:style-name="P18">}</text:p>
        <text:p text:style-name="P18"/>
        <text:p text:style-name="P18"/>
        <text:p text:style-name="P15"><text:soft-page-break/>9===</text:p>
        <text:p text:style-name="P18">int T(int n) {</text:p>
        <text:p text:style-name="P18"><text:s text:c="4"/>if (n == 0) {</text:p>
        <text:p text:style-name="P18"><text:s text:c="8"/>return 1;</text:p>
        <text:p text:style-name="P18"><text:s text:c="4"/>} else if (n == 1) {</text:p>
        <text:p text:style-name="P18"><text:s text:c="8"/>return 2;</text:p>
        <text:p text:style-name="P18"><text:s text:c="4"/>} else {</text:p>
        <text:p text:style-name="P18"><text:s text:c="8"/>return T(n-1) * T(n-2) - T(n-1);</text:p>
        <text:p text:style-name="P18"><text:s text:c="4"/>}</text:p>
        <text:p text:style-name="P18">}</text:p>
        <text:p text:style-name="P18"/>
        <text:p text:style-name="P15">10===</text:p>
        <text:p text:style-name="P18">int T(int n) {</text:p>
        <text:p text:style-name="P18"><text:s text:c="4"/>if (n == 0) {</text:p>
        <text:p text:style-name="P18"><text:s text:c="8"/>return 1;</text:p>
        <text:p text:style-name="P18"><text:s text:c="4"/>} else {</text:p>
        <text:p text:style-name="P18"><text:s text:c="8"/>return (int) Math.pow(T(n-1), 2);</text:p>
        <text:p text:style-name="P18"><text:s text:c="4"/>}</text:p>
        <text:p text:style-name="P18">}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style style:name="MT1" style:family="text">
      <style:text-properties officeooo:rsid="0022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<text:span text:style-name="MT1">3-00h</text:span> – Algoritmos e Estruturas de Dados II – Pedro Henrique Amorim Sá – 742626</text:p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8-31T14:46:51.474241809</dc:date>
    <meta:editing-duration>PT54M6S</meta:editing-duration>
    <meta:editing-cycles>9</meta:editing-cycles>
    <meta:generator>LibreOffice/7.1.5.2$Linux_X86_64 LibreOffice_project/10$Build-2</meta:generator>
    <meta:document-statistic meta:table-count="1" meta:image-count="0" meta:object-count="0" meta:page-count="4" meta:paragraph-count="127" meta:word-count="435" meta:character-count="2191" meta:non-whitespace-character-count="1671"/>
  </office:meta>
</office:document-meta>
</file>